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StringUtils.randomAlphanumeric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StringUtils.random( int count , int start , int end , boolean letters , boolean nu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StringUtils.random( int count , boolean letters , boolean nu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StringUtils.random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StringUtils.RandomString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StringUtils.random( int count , String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andomStringUtils.randomAlphabetic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StringUtils.random( int count , int start , int end , boolean letters , boolean numbers , char [ ] chars , Random random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1">
            <text:p text:style-name="Table_20_Contents">41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RandomStringUtils.randomNumeric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StringUtils.random( int count ,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andomStringUtils.random( int count , int start , int end , boolean letters , boolean numbers , char [ ] ch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StringUtils.randomAscii(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